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a4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UrdaxAgirregomezkorta/vr-assignment-2" text:style-name="Internet_20_link" text:visited-style-name="Visited_20_Internet_20_Link">https://github.com/UrdaxAgirregomezkorta/vr-assignment-</text:a><text:span text:style-name="T1">3</text:span><text:line-break/><text:a xlink:type="simple" xlink:href="https://urdaxagirregomezkorta.github.io/vr-assignment-2/" text:style-name="Internet_20_link" text:visited-style-name="Visited_20_Internet_20_Link">https://urdaxagirregomezkorta.github.io/vr-assignment-<text:span text:style-name="T1">3</text:span>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9:23:31.866000000</meta:creation-date>
    <dc:date>2025-11-09T19:27:34.904000000</dc:date>
    <meta:editing-duration>PT2M1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" meta:word-count="2" meta:character-count="113" meta:non-whitespace-character-count="112"/>
  </office:meta>
</office:document-meta>
</file>